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note">
      <style:text-properties officeooo:rsid="00109545" officeooo:paragraph-rsid="00109545"/>
    </style:style>
    <style:style style:name="P2" style:family="paragraph" style:parent-style-name="Standard">
      <style:text-properties officeooo:rsid="00109545" officeooo:paragraph-rsid="00109545"/>
    </style:style>
    <style:style style:name="P3" style:family="paragraph" style:parent-style-name="Standard" style:list-style-name="L1">
      <style:text-properties officeooo:rsid="00109545" officeooo:paragraph-rsid="00109545"/>
    </style:style>
    <style:style style:name="P4" style:family="paragraph" style:parent-style-name="Standard" style:list-style-name="L2">
      <style:text-properties officeooo:rsid="00109545" officeooo:paragraph-rsid="00109545"/>
    </style:style>
    <style:style style:name="P5" style:family="paragraph" style:parent-style-name="Standard" style:list-style-name="L2">
      <style:text-properties fo:font-weight="normal" officeooo:rsid="00109545" officeooo:paragraph-rsid="00109545" style:font-weight-asian="normal" style:font-weight-complex="normal"/>
    </style:style>
    <style:style style:name="P6" style:family="paragraph" style:parent-style-name="Standard">
      <style:text-properties fo:font-weight="normal" officeooo:rsid="00109545" officeooo:paragraph-rsid="0010954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silienztraining – Donaueschingen 2018</text:p>
      <text:p text:style-name="P2"/>
      <text:p text:style-name="P2"/>
      <text:list xml:id="list760133140" text:style-name="L1">
        <text:list-item>
          <text:p text:style-name="P3">1 Turntable</text:p>
          <text:list>
            <text:list-item>
              <text:p text:style-name="P3">1 Turntable American Audio TTD-2400</text:p>
            </text:list-item>
            <text:list-item>
              <text:p text:style-name="P3">1 Nadel</text:p>
            </text:list-item>
            <text:list-item>
              <text:p text:style-name="P3">1 Stylus Headshell</text:p>
            </text:list-item>
          </text:list>
        </text:list-item>
        <text:list-item>
          <text:p text:style-name="P3">1 Phono Preamp LDPPA2 + Netzteil + Kabel</text:p>
        </text:list-item>
        <text:list-item>
          <text:p text:style-name="P3">1 Aluminium Ronde, 180mm x 20mm</text:p>
        </text:list-item>
        <text:list-item>
          <text:p text:style-name="P3">1 Magnet, Neodynium, 30mm x 15mm</text:p>
        </text:list-item>
        <text:list-item>
          <text:p text:style-name="P3">4 Schallplatten, markiert TT1, TT2, TT3, TT4 (TT=Turntable)</text:p>
        </text:list-item>
        <text:list-item>
          <text:p text:style-name="P3">1 Packband, als Beispiel <text:note text:id="ftn0" text:note-class="footnote"><text:note-citation>1</text:note-citation><text:note-body><text:p text:style-name="P1">Jede Turntable braucht ein Packband wie diese um die Gewichte und die Aluminiumscheibe darauf zu plazieren</text:p></text:note-body></text:note></text:p>
        </text:list-item>
      </text:list>
      <text:p text:style-name="P2"/>
      <text:p text:style-name="P2">Zu Besorgen:</text:p>
      <text:p text:style-name="P2"/>
      <text:list xml:id="list1253707828" text:style-name="L2">
        <text:list-item>
          <text:p text:style-name="P4">Ein Plattenspieler <text:span text:style-name="T1">MIT RIEMENANTRIEB</text:span> (Belt Driven) <text:span text:style-name="T1">UND PITCHCONTROL</text:span></text:p>
        </text:list-item>
        <text:list-item>
          <text:p text:style-name="P5">2 Phonopreamps für die 2 andere Turntables (AA TTD-2400)</text:p>
        </text:list-item>
        <text:list-item>
          <text:p text:style-name="P5">4 Volume-Pedale</text:p>
        </text:list-item>
        <text:list-item>
          <text:p text:style-name="P5">Ein Linux oder Mac computer, mit Supercollider &gt;= 3.9 installiert, und ein Audiointerface mit mindestens 4 Eingänge und 4 Ausgänge <text:note text:id="ftn1" text:note-class="footnote"><text:note-citation>2</text:note-citation><text:note-body><text:p text:style-name="P1">Der Klang der Turntables wird prozessiert (Supercollider patch, zu downloaden in moguillansky.info/resilienztraining), um verzerrungen zu minimieren. <text:s/></text:p></text:note-body></text:note></text:p>
        </text:list-item>
      </text:list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0:20:47.167414264</meta:creation-date>
    <meta:print-date>2018-09-10T10:32:37.380989833</meta:print-date>
    <dc:date>2018-09-10T13:27:57.463059779</dc:date>
    <meta:editing-duration>PT2M4S</meta:editing-duration>
    <meta:editing-cycles>1</meta:editing-cycles>
    <meta:document-statistic meta:table-count="0" meta:image-count="0" meta:object-count="0" meta:page-count="1" meta:paragraph-count="17" meta:word-count="135" meta:character-count="850" meta:non-whitespace-character-count="742"/>
    <meta:generator>LibreOffice/6.1.0.3$Linux_X86_64 LibreOffice_project/efb621ed25068d70781dc026f7e9c5187a4decd1</meta:generator>
  </office:meta>
</office:document-meta>
</file>